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thSelector.isSelected( File basedir , String filename , File 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pth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thSelector.setMin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hSelector.setParameters( Parameter [ ]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pthSelector.setMax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hSelector.verify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pthSelector.Dep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